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5f0cee"/>
    </style:style>
    <style:style style:name="P2" style:family="paragraph" style:parent-style-name="Standard">
      <style:paragraph-properties fo:margin-left="0.2917in" fo:margin-right="0in" fo:text-indent="0in" style:auto-text-indent="false"/>
    </style:style>
    <style:style style:name="P3" style:family="paragraph" style:parent-style-name="Standard">
      <style:text-properties officeooo:rsid="006cbc3d" officeooo:paragraph-rsid="006cbc3d"/>
    </style:style>
    <style:style style:name="P4" style:family="paragraph" style:parent-style-name="Standard">
      <style:text-properties officeooo:rsid="006d62ae" officeooo:paragraph-rsid="006d62ae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7ea63"/>
    </style:style>
    <style:style style:name="T9" style:family="text">
      <style:text-properties officeooo:rsid="0068efa2"/>
    </style:style>
    <style:style style:name="T10" style:family="text">
      <style:text-properties officeooo:rsid="006afef0"/>
    </style:style>
    <style:style style:name="T11" style:family="text">
      <style:text-properties officeooo:rsid="006d53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1"><text:tab/>Derivative Culture A.ii | Language <text:span text:style-name="T2">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2">Tellinese | <text:span text:style-name="T7">Tellinese (</text:span>PIE + Proto-Indo-Aryan (PIA, https://dsal.uchicago.edu/dictionaries/soas/)<text:span text:style-name="T7">)</text:span></text:p>
      <text:p text:style-name="P2"><text:tab/>Tellinese-Jangatet | <text:span text:style-name="T7">dia. Tellinese (</text:span>PIE + PIA<text:span text:style-name="T7">)</text:span></text:p>
      <text:p text:style-name="P2"><text:tab/><text:tab/>Samavaga | <text:span text:style-name="T7">dia. Tellinese (</text:span>PIE + PIA + Sinhala (lacking Elu, Helu dictionary)<text:span text:style-name="T7">)</text:span></text:p>
      <text:p text:style-name="P2"><text:tab/><text:tab/>Haritian | <text:span text:style-name="T7">dia. Tellinese (</text:span>PIA + Domari<text:span text:style-name="T7">)</text:span></text:p>
      <text:p text:style-name="P2"><text:tab/>Narazi | <text:span text:style-name="T7">dia. Tellinese (</text:span>PIE + PIA + Gujarati<text:span text:style-name="T7">)</text:span></text:p>
      <text:p text:style-name="P2">Ghahakan | <text:span text:style-name="T10">Ghahakan</text:span><text:span text:style-name="T7"> (</text:span>PIE + PIA + Punjabi<text:span text:style-name="T7">)</text:span></text:p>
      <text:p text:style-name="P2">Huroman | <text:span text:style-name="T7">dia. Tellinese (</text:span>PIE + PIA + Bangala (lacking Magadhi)<text:span text:style-name="T7">)</text:span></text:p>
      <text:p text:style-name="P2"><text:tab/>Huroman-Nlashikir | <text:span text:style-name="T10">Huroman</text:span><text:span text:style-name="T7"> (</text:span>PIE + PIA+ Bangala + Yoruba<text:span text:style-name="T7">)</text:span></text:p>
      <text:p text:style-name="P2"><text:tab/><text:tab/>Marman | <text:span text:style-name="T10">Huroman</text:span><text:span text:style-name="T7"> (</text:span>PIE + Bangala + Yoruba<text:span text:style-name="T7">)</text:span></text:p>
      <text:p text:style-name="P2"><text:tab/><text:tab/>Omanusian | <text:span text:style-name="T10">Huroman</text:span><text:span text:style-name="T7"> (</text:span>PIE + Bangala + Yoruba<text:span text:style-name="T7">)</text:span></text:p>
      <text:p text:style-name="P2"><text:tab/><text:tab/>Shukunene | <text:span text:style-name="T10">Huroman</text:span><text:span text:style-name="T7"> (</text:span>PIE + Bangala + Yoruba<text:span text:style-name="T7">)</text:span></text:p>
      <text:p text:style-name="P2">Attasek | <text:span text:style-name="T7">dia. Inivatic (</text:span>Tolkien Elvish + PIE<text:span text:style-name="T7">)</text:span></text:p>
      <text:p text:style-name="P2"><text:tab/>→ <text:span text:style-name="T7">Proto-</text:span><text:span text:style-name="T8">Lunimean</text:span><text:span text:style-name="T7"> (</text:span>Proto Celtic<text:span text:style-name="T7">)</text:span></text:p>
      <text:p text:style-name="P2"><text:tab/><text:tab/>→ Early Irish</text:p>
      <text:p text:style-name="P2"/>
      <text:p text:style-name="P2">(Amarthian)→Proto Balto-Slavic</text:p>
      <text:p text:style-name="P2"/>
      <text:p text:style-name="P2"/>
      <text:p text:style-name="P2">Raweli (+Ezelani)</text:p>
      <text:p text:style-name="P2">Bhsad</text:p>
      <text:p text:style-name="P2">Prehistoric East Tepeheo (Pikis, Maniyai, Marnos)</text:p>
      <text:p text:style-name="Standard"/>
      <text:p text:style-name="Standard">Nayanzelic | <text:span text:style-name="T9">Nayanzelic (</text:span>Tolkien Elvish + Igbo → Slavic/Baltic variant (Russian, Ukranian, Czech, Servian, Bulgarian), Latvian<text:span text:style-name="T9">)</text:span></text:p>
      <text:p text:style-name="Standard"/>
      <text:p text:style-name="Standard">Connection between Nayanzelic and Proto-Amarthian?</text:p>
      <text:p text:style-name="Standard"><text:soft-page-break/></text:p>
      <text:p text:style-name="P3">Perakor Giants | <text:span text:style-name="T11">Emakeel, “Native tongue” (Estonian)</text:span></text:p>
      <text:p text:style-name="P3"/>
      <text:p text:style-name="P4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3-06T17:29:17.165002750</dc:date>
    <meta:editing-duration>PT10H54M44S</meta:editing-duration>
    <meta:editing-cycles>52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263" meta:character-count="1900" meta:non-whitespace-character-count="1645"/>
  </office:meta>
</office:document-meta>
</file>